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table:style-name="ce2"/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CELO MATIAS DA SILVA</text:p>
          </table:table-cell>
          <table:table-cell office:value-type="string" table:style-name="ce5">
            <text:p>MELHORADA</text:p>
          </table:table-cell>
          <table:table-cell table:style-name="ce5"/>
          <table:table-cell office:value-type="date" office:date-value="2025-08-14T00:00:00" table:style-name="ce6">
            <text:p>14/08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SENADOR MENDOÇA <text:s/>Nº26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LIDIANE PEREIRA DA FONSECA</text:p>
          </table:table-cell>
          <table:table-cell office:value-type="string" table:style-name="ce5">
            <text:p>MELHORADA</text:p>
          </table:table-cell>
          <table:table-cell office:value-type="float" office:value="53991725727" table:style-name="ce5">
            <text:p>53991725727</text:p>
          </table:table-cell>
          <table:table-cell office:value-type="date" office:date-value="2025-08-16T00:00:00" table:style-name="ce6">
            <text:p>16/08/25</text:p>
          </table:table-cell>
          <table:table-cell office:value-type="string" table:style-name="ce5">
            <text:p>F721</text:p>
          </table:table-cell>
          <table:table-cell office:value-type="string" table:style-name="ce4">
            <text:p>RUA DIRCEU DE AVILA MARTINS <text:s/>Nº204 BL 118</text:p>
          </table:table-cell>
          <table:table-cell office:value-type="string" table:style-name="ce4">
            <text:p>CAPS<text:s/>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FERNANDA DA COSTA VELLEDA</text:p>
          </table:table-cell>
          <table:table-cell office:value-type="string" table:style-name="ce5">
            <text:p>MELHORADA</text:p>
          </table:table-cell>
          <table:table-cell office:value-type="float" office:value="53992075770" table:style-name="ce5">
            <text:p>53992075770</text:p>
          </table:table-cell>
          <table:table-cell office:value-type="date" office:date-value="2025-08-18T00:00:00" table:style-name="ce6">
            <text:p>18/08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DOUTOR JOSE CORREA <text:s/>Nº114 AP 11</text:p>
          </table:table-cell>
          <table:table-cell office:value-type="string" table:style-name="ce4">
            <text:p>CAPS ZONA NORTE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ITORIA GUEDES NAWWAS</text:p>
          </table:table-cell>
          <table:table-cell office:value-type="string" table:style-name="ce5">
            <text:p>MELHORADA</text:p>
          </table:table-cell>
          <table:table-cell office:value-type="float" office:value="53991828241" table:style-name="ce5">
            <text:p>53991828241</text:p>
          </table:table-cell>
          <table:table-cell office:value-type="date" office:date-value="2025-08-16T00:00:00" table:style-name="ce6">
            <text:p>16/08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MAGDA COSTA <text:s/>Nº838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CELO NOGUEIRA LOPES</text:p>
          </table:table-cell>
          <table:table-cell office:value-type="string" table:style-name="ce5">
            <text:p>MELHORADA</text:p>
          </table:table-cell>
          <table:table-cell office:value-type="float" office:value="53999880301" table:style-name="ce5">
            <text:p>53999880301</text:p>
          </table:table-cell>
          <table:table-cell office:value-type="date" office:date-value="2025-08-15T00:00:00" table:style-name="ce6">
            <text:p>15/08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RAFAEL PINTO BANDEIRA <text:s/>Nº309</text:p>
          </table:table-cell>
          <table:table-cell office:value-type="string" table:style-name="ce8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HRISTIELEN WACKS FONSECA</text:p>
          </table:table-cell>
          <table:table-cell office:value-type="string" table:style-name="ce5">
            <text:p>MELHORADA</text:p>
          </table:table-cell>
          <table:table-cell office:value-type="float" office:value="53991670311" table:style-name="ce5">
            <text:p>53991670311</text:p>
          </table:table-cell>
          <table:table-cell office:value-type="date" office:date-value="2025-08-15T00:00:00" table:style-name="ce6">
            <text:p>15/08/25</text:p>
          </table:table-cell>
          <table:table-cell office:value-type="string" table:style-name="ce5">
            <text:p>F603</text:p>
          </table:table-cell>
          <table:table-cell office:value-type="string" table:style-name="ce4">
            <text:p>RUA CINCO LOT DOS MUNICIPARIOS <text:s/>Nº414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X FERNANDO SILVA PASSOS</text:p>
          </table:table-cell>
          <table:table-cell office:value-type="string" table:style-name="ce5">
            <text:p>MELHORADA</text:p>
          </table:table-cell>
          <table:table-cell office:value-type="float" office:value="53991034143" table:style-name="ce5">
            <text:p>53991034143</text:p>
          </table:table-cell>
          <table:table-cell office:value-type="date" office:date-value="2025-08-15T00:00:00" table:style-name="ce6">
            <text:p>15/08/25</text:p>
          </table:table-cell>
          <table:table-cell office:value-type="string" table:style-name="ce5">
            <text:p>F319</text:p>
          </table:table-cell>
          <table:table-cell office:value-type="string" table:style-name="ce4">
            <text:p><text:s/>RUA PADRE ANCHIETA <text:s/>Nº2023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CAS CARNIEL DOS SANTOS</text:p>
          </table:table-cell>
          <table:table-cell office:value-type="string" table:style-name="ce5">
            <text:p>MELHORADA</text:p>
          </table:table-cell>
          <table:table-cell office:value-type="float" office:value="53991326865" table:style-name="ce5">
            <text:p>53991326865</text:p>
          </table:table-cell>
          <table:table-cell office:value-type="date" office:date-value="2025-08-15T00:00:00" table:style-name="ce6">
            <text:p>15/08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VINTE E OITO <text:s/>Nº27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GABRIEL TORRES MACHADO</text:p>
          </table:table-cell>
          <table:table-cell office:value-type="string" table:style-name="ce5">
            <text:p>MELHORADA</text:p>
          </table:table-cell>
          <table:table-cell office:value-type="float" office:value="51997316162" table:style-name="ce5">
            <text:p>51997316162</text:p>
          </table:table-cell>
          <table:table-cell office:value-type="date" office:date-value="2025-08-15T00:00:00" table:style-name="ce6">
            <text:p>15/08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IRMAO GABINO GERALD <text:s/>Nº204 BL 542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AFAEL DE SOUZA GOMES</text:p>
          </table:table-cell>
          <table:table-cell office:value-type="string" table:style-name="ce5">
            <text:p>MELHORADA</text:p>
          </table:table-cell>
          <table:table-cell office:value-type="float" office:value="53984625402" table:style-name="ce5">
            <text:p>53984625402</text:p>
          </table:table-cell>
          <table:table-cell office:value-type="date" office:date-value="2025-08-18T00:00:00" table:style-name="ce6">
            <text:p>18/08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TRES DE MAIO <text:s/>Nº145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AO VITOR FERREIRA MACHADO</text:p>
          </table:table-cell>
          <table:table-cell office:value-type="string" table:style-name="ce5">
            <text:p>MELHORADA</text:p>
          </table:table-cell>
          <table:table-cell office:value-type="float" office:value="53984536509" table:style-name="ce5">
            <text:p>53984536509</text:p>
          </table:table-cell>
          <table:table-cell office:value-type="date" office:date-value="2025-08-19T00:00:00" table:style-name="ce6">
            <text:p>19/08/25</text:p>
          </table:table-cell>
          <table:table-cell office:value-type="string" table:style-name="ce5">
            <text:p>F700</text:p>
          </table:table-cell>
          <table:table-cell office:value-type="string" table:style-name="ce4">
            <text:p>RUA SENADOR MENDONÇA <text:s/>Nº269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number-rows-repeated="4"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meta:initial-creator>Usuário do Windows</meta:initial-creator>
    <dc:creator>Recepção Coordenação</dc:creator>
    <meta:creation-date>2016-07-13T11:42:24Z</meta:creation-date>
    <dc:date>2025-08-21T16:59:32Z</dc:date>
    <meta:print-date>2024-06-07T20:11:09Z</meta:print-date>
    <meta:editing-cycles>4109</meta:editing-cycles>
    <meta:editing-duration>PT4597053S</meta:editing-duration>
  </office:meta>
</office:document-meta>
</file>